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c8c" officeooo:paragraph-rsid="0014ac8c"/>
    </style:style>
    <style:style style:name="P2" style:family="paragraph" style:parent-style-name="Standard">
      <style:text-properties officeooo:rsid="00217396" officeooo:paragraph-rsid="00217396"/>
    </style:style>
    <style:style style:name="P3" style:family="paragraph" style:parent-style-name="Standard" style:list-style-name="L1">
      <style:text-properties officeooo:rsid="0014ac8c" officeooo:paragraph-rsid="0014ac8c"/>
    </style:style>
    <style:style style:name="P4" style:family="paragraph" style:parent-style-name="Standard" style:list-style-name="L2">
      <style:text-properties officeooo:rsid="0014ac8c" officeooo:paragraph-rsid="0014ac8c"/>
    </style:style>
    <style:style style:name="P5" style:family="paragraph" style:parent-style-name="Standard" style:list-style-name="L3">
      <style:text-properties officeooo:rsid="0014ac8c" officeooo:paragraph-rsid="0014ac8c"/>
    </style:style>
    <style:style style:name="P6" style:family="paragraph" style:parent-style-name="Standard" style:list-style-name="L5">
      <style:text-properties officeooo:rsid="0014ac8c" officeooo:paragraph-rsid="0014ac8c"/>
    </style:style>
    <style:style style:name="P7" style:family="paragraph" style:parent-style-name="Standard" style:list-style-name="L5">
      <style:text-properties officeooo:rsid="0014ac8c" officeooo:paragraph-rsid="0018e7a9"/>
    </style:style>
    <style:style style:name="P8" style:family="paragraph" style:parent-style-name="Standard" style:list-style-name="L6">
      <style:text-properties officeooo:rsid="0014ac8c" officeooo:paragraph-rsid="0014ac8c"/>
    </style:style>
    <style:style style:name="P9" style:family="paragraph" style:parent-style-name="Standard">
      <style:text-properties officeooo:rsid="0014ac8c" officeooo:paragraph-rsid="0014ac8c"/>
    </style:style>
    <style:style style:name="P10" style:family="paragraph" style:parent-style-name="Standard" style:list-style-name="L3">
      <style:text-properties officeooo:rsid="00209799" officeooo:paragraph-rsid="00209799"/>
    </style:style>
    <style:style style:name="P11" style:family="paragraph" style:parent-style-name="Standard" style:list-style-name="L5">
      <style:text-properties officeooo:rsid="00209799" officeooo:paragraph-rsid="00209799"/>
    </style:style>
    <style:style style:name="P12" style:family="paragraph" style:parent-style-name="Standard" style:list-style-name="L4">
      <style:text-properties officeooo:rsid="00217396" officeooo:paragraph-rsid="00217396"/>
    </style:style>
    <style:style style:name="P13" style:family="paragraph" style:parent-style-name="Standard" style:list-style-name="L4">
      <style:text-properties officeooo:rsid="0021ba81" officeooo:paragraph-rsid="0021ba81"/>
    </style:style>
    <style:style style:name="P14" style:family="paragraph" style:parent-style-name="Standard" style:list-style-name="L5">
      <style:text-properties officeooo:rsid="001c9fdb" officeooo:paragraph-rsid="001c9fdb"/>
    </style:style>
    <style:style style:name="P15" style:family="paragraph" style:parent-style-name="Standard" style:list-style-name="L5">
      <style:text-properties officeooo:rsid="0018e7a9" officeooo:paragraph-rsid="0018e7a9"/>
    </style:style>
    <style:style style:name="P16" style:family="paragraph" style:parent-style-name="Standard" style:list-style-name="L6">
      <style:text-properties officeooo:rsid="0018366b" officeooo:paragraph-rsid="0018366b"/>
    </style:style>
    <style:style style:name="P17" style:family="paragraph" style:parent-style-name="Standard" style:list-style-name="L6">
      <style:text-properties officeooo:rsid="002530e2" officeooo:paragraph-rsid="002530e2"/>
    </style:style>
    <style:style style:name="P18" style:family="paragraph" style:parent-style-name="Standard">
      <style:text-properties officeooo:rsid="002ce973" officeooo:paragraph-rsid="002ce973"/>
    </style:style>
    <style:style style:name="P19" style:family="paragraph" style:parent-style-name="Standard" style:list-style-name="L7">
      <style:text-properties officeooo:rsid="002ce973" officeooo:paragraph-rsid="002ce973"/>
    </style:style>
    <style:style style:name="P20" style:family="paragraph" style:parent-style-name="Standard" style:list-style-name="L7">
      <style:text-properties officeooo:rsid="002e0cc4" officeooo:paragraph-rsid="002e0cc4"/>
    </style:style>
    <style:style style:name="P21" style:family="paragraph" style:parent-style-name="Standard">
      <style:text-properties officeooo:rsid="002e0cc4" officeooo:paragraph-rsid="002e0cc4"/>
    </style:style>
    <style:style style:name="P22" style:family="paragraph" style:parent-style-name="Standard" style:list-style-name="L7">
      <style:text-properties officeooo:rsid="002fe9c1" officeooo:paragraph-rsid="002fe9c1"/>
    </style:style>
    <style:style style:name="P23" style:family="paragraph" style:parent-style-name="Standard" style:list-style-name="L7">
      <style:text-properties officeooo:rsid="00303a11" officeooo:paragraph-rsid="00303a11"/>
    </style:style>
    <style:style style:name="T1" style:family="text">
      <style:text-properties officeooo:rsid="0018366b"/>
    </style:style>
    <style:style style:name="T2" style:family="text">
      <style:text-properties officeooo:rsid="0019d372"/>
    </style:style>
    <style:style style:name="T3" style:family="text">
      <style:text-properties officeooo:rsid="001c9fdb"/>
    </style:style>
    <style:style style:name="T4" style:family="text">
      <style:text-properties officeooo:rsid="0023aeee"/>
    </style:style>
    <style:style style:name="T5" style:family="text">
      <style:text-properties officeooo:rsid="0026313f"/>
    </style:style>
    <style:style style:name="T6" style:family="text">
      <style:text-properties officeooo:rsid="0031b4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</text:p>
      <text:p text:style-name="P1"/>
      <text:p text:style-name="P1">Administrace</text:p>
      <text:p text:style-name="P1"/>
      <text:list xml:id="list4579956528076603110" text:style-name="L1">
        <text:list-item>
          <text:p text:style-name="P3">nasadit SonataAdminBundle</text:p>
        </text:list-item>
        <text:list-item>
          <text:p text:style-name="P3">umožnit přihlášení</text:p>
        </text:list-item>
        <text:list-item>
          <text:p text:style-name="P3">editace pouze po přihlášení</text:p>
        </text:list-item>
      </text:list>
      <text:p text:style-name="P1"/>
      <text:p text:style-name="P1">Dokument</text:p>
      <text:list xml:id="list3687638375214819818" text:style-name="L2">
        <text:list-item>
          <text:p text:style-name="P4">administrace typu dokumentu</text:p>
        </text:list-item>
        <text:list-item>
          <text:p text:style-name="P4">typ dokument k výběru při vytvoření stránky</text:p>
        </text:list-item>
      </text:list>
      <text:p text:style-name="P1"/>
      <text:p text:style-name="P1">Stránka</text:p>
      <text:list xml:id="list1851343173828481905" text:style-name="L3">
        <text:list-item>
          <text:p text:style-name="P5">vytvoření stránky – url, rodič, název, anotace, krátký popis, datum publikace, tag, seo, <text:span text:style-name="T4">status stránky – aktivní, neaktivní, archív</text:span></text:p>
        </text:list-item>
        <text:list-item>
          <text:p text:style-name="P5">editace stránky</text:p>
        </text:list-item>
        <text:list-item>
          <text:p text:style-name="P10">kopie stránky</text:p>
        </text:list-item>
      </text:list>
      <text:p text:style-name="P2">Panel</text:p>
      <text:list xml:id="list7352791062731124802" text:style-name="L4">
        <text:list-item>
          <text:p text:style-name="P12">odladit vzhled panelu, widgetů a widgetů pro přetažení</text:p>
        </text:list-item>
        <text:list-item>
          <text:p text:style-name="P13">seznam stránek na panelu</text:p>
        </text:list-item>
        <text:list-item>
          <text:p text:style-name="P13">filtrování stránek podle typu</text:p>
        </text:list-item>
      </text:list>
      <text:p text:style-name="P1">Editace stránky</text:p>
      <text:list xml:id="list3817790415778066467" text:style-name="L5">
        <text:list-item>
          <text:p text:style-name="P6"><text:span text:style-name="T2">OK </text:span>přesouvání widgetů</text:p>
        </text:list-item>
        <text:list-item>
          <text:p text:style-name="P7"><text:span text:style-name="T3">OK </text:span>možnost regionům nastavit <text:span text:style-name="T1">třídu</text:span></text:p>
        </text:list-item>
        <text:list-item>
          <text:p text:style-name="P14">odladit editace regionu</text:p>
        </text:list-item>
        <text:list-item>
          <text:p text:style-name="P15">přetahování widgetů mezi regiony</text:p>
        </text:list-item>
        <text:list-item>
          <text:p text:style-name="P11">kopie widgetu</text:p>
        </text:list-item>
      </text:list>
      <text:p text:style-name="P1"/>
      <text:p text:style-name="P1">Widgety</text:p>
      <text:list xml:id="list2318050041370528610" text:style-name="L6">
        <text:list-item>
          <text:p text:style-name="P8">nadpis</text:p>
        </text:list-item>
        <text:list-item>
          <text:p text:style-name="P8">fotky</text:p>
        </text:list-item>
        <text:list-item>
          <text:p text:style-name="P8">obrázek</text:p>
        </text:list-item>
        <text:list-item>
          <text:p text:style-name="P8">prosté html</text:p>
        </text:list-item>
        <text:list-item>
          <text:p text:style-name="P16">menu</text:p>
        </text:list-item>
        <text:list-item>
          <text:p text:style-name="P17">odkaz<text:span text:style-name="T5">y</text:span></text:p>
        </text:list-item>
        <text:list-item>
          <text:p text:style-name="P16">controller</text:p>
        </text:list-item>
        <text:list-item>
          <text:p text:style-name="P8">odkaz na stránku</text:p>
        </text:list-item>
        <text:list-item>
          <text:p text:style-name="P8">výpis stránek podle tagu</text:p>
        </text:list-item>
        <text:list-item>
          <text:p text:style-name="P8">doladit novinky</text:p>
        </text:list-item>
        <text:list-item>
          <text:p text:style-name="P8">podle webu Martina</text:p>
        </text:list-item>
      </text:list>
      <text:p text:style-name="P1"/>
      <text:p text:style-name="P18">TODO 2. 2. 2018:</text:p>
      <text:p text:style-name="P18"/>
      <text:list xml:id="list7954125546658740405" text:style-name="L7">
        <text:list-item>
          <text:p text:style-name="P19"><text:span text:style-name="T6">OK </text:span>u názvu widgetu ikona přesouvání</text:p>
        </text:list-item>
        <text:list-item>
          <text:p text:style-name="P19"><text:span text:style-name="T6">OK </text:span>doladit helper pro přesouvání</text:p>
        </text:list-item>
        <text:list-item>
          <text:p text:style-name="P23"><text:span text:style-name="T6">OK </text:span>upravit tiny</text:p>
        </text:list-item>
        <text:list-item>
          <text:p text:style-name="P19">pravý panel jstree</text:p>
        </text:list-item>
        <text:list-item>
          <text:p text:style-name="P22">zavírání pravého panelu</text:p>
        </text:list-item>
        <text:list-item>
          <text:p text:style-name="P19">2 nové widgety – nadpis + nějaký</text:p>
        </text:list-item>
        <text:list-item>
          <text:p text:style-name="P20"><text:soft-page-break/>řešení uploadu obrázků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18:06.159058496</meta:creation-date>
    <meta:generator>LibreOffice/5.1.6.2$Linux_X86_64 LibreOffice_project/10m0$Build-2</meta:generator>
    <dc:date>2018-02-02T10:48:21.099225781</dc:date>
    <meta:editing-duration>P1DT16H25M33S</meta:editing-duration>
    <meta:editing-cycles>19</meta:editing-cycles>
    <meta:document-statistic meta:table-count="0" meta:image-count="0" meta:object-count="0" meta:page-count="2" meta:paragraph-count="42" meta:word-count="167" meta:character-count="936" meta:non-whitespace-character-count="842"/>
  </office:meta>
</office:document-meta>
</file>